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421cm"/>
          <style:tab-stop style:position="18.8cm"/>
          <style:tab-stop style:position="20.316cm"/>
        </style:tab-stops>
      </style:paragraph-properties>
      <style:text-properties fo:font-size="13pt" fo:language="fr" fo:country="FR" style:text-underline-style="none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paragraph-properties>
        <style:tab-stops>
          <style:tab-stop style:position="6.421cm"/>
          <style:tab-stop style:position="18.8cm"/>
          <style:tab-stop style:position="20.316cm"/>
        </style:tab-stops>
      </style:paragraph-properties>
      <style:text-properties fo:font-size="13pt" fo:language="fr" fo:country="FR" style:text-underline-style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" style:family="paragraph" style:parent-style-name="Standard">
      <style:paragraph-properties>
        <style:tab-stops>
          <style:tab-stop style:position="6.421cm"/>
          <style:tab-stop style:position="18.8cm"/>
          <style:tab-stop style:position="20.316cm"/>
        </style:tab-stops>
      </style:paragraph-properties>
      <style:text-properties style:use-window-font-color="tru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6.421cm"/>
          <style:tab-stop style:position="18.8cm"/>
          <style:tab-stop style:position="20.316cm"/>
        </style:tab-stops>
      </style:paragraph-properties>
      <style:text-properties fo:font-size="14pt" fo:language="fr" fo:country="FR" style:text-underline-style="solid" style:text-underline-width="auto" style:text-underline-color="font-color" fo:background-color="transparent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fo:font-size="14pt" fo:language="fr" fo:country="FR" style:text-underline-style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fo:font-size="14pt" fo:language="fr" fo:country="FR" style:text-underline-style="none" fo:background-color="transparent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fo:font-size="14pt" fo:language="fr" fo:country="FR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style:use-window-font-color="true" fo:font-size="14pt" fo:language="fr" fo:country="FR" fo:font-style="normal" style:text-underline-style="none" fo:font-weight="normal" fo:background-color="#ffff0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style:use-window-font-color="tru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style:use-window-font-color="true" style:font-name="Times New Roman"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style:use-window-font-color="true" style:font-name="Times New Roman"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style:use-window-font-color="true" style:font-name="Times New Roman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7.83cm"/>
          <style:tab-stop style:position="18.459cm"/>
          <style:tab-stop style:position="20.022cm"/>
        </style:tab-stops>
      </style:paragraph-properties>
      <style:text-properties style:text-line-through-style="none" fo:font-size="14pt" fo:language="fr" fo:country="FR" style:text-underline-style="none" fo:background-color="transparent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font-name="Times New Roman" fo:font-size="13pt" fo:background-color="transparent" style:font-name-asian="Times New Roman1" style:font-size-asian="13pt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tion de sanctuaire<text:tab/><text:tab/>50<text:tab/>sort lvl 1</text:p>
      <text:p text:style-name="P6">Potion d'armure de la foi<text:tab/><text:tab/>50<text:tab/>sort lvl 1</text:p>
      <text:p text:style-name="P6">Potion de protection contre la pétrification<text:tab/>50<text:tab/>sort lvl 1</text:p>
      <text:p text:style-name="P6">Potion de image miroir mineure<text:tab/><text:tab/>50<text:tab/>sort lvl 1</text:p>
      <text:p text:style-name="P6">Potion de décharge éléctrique<text:tab/><text:tab/>50<text:tab/>sort lvl 1</text:p>
      <text:p text:style-name="P6">Potion de bouclier<text:tab/><text:tab/>50<text:tab/>sort lvl 1</text:p>
      <text:p text:style-name="P6">Potion de protection contre le mal<text:tab/><text:tab/>50<text:tab/>sort lvl 1</text:p>
      <text:p text:style-name="P5">Potions de soins<text:tab/><text:tab/>75<text:tab/>sort lvl 2</text:p>
      <text:p text:style-name="P5">Potion d'infravision<text:tab/><text:tab/>100<text:tab/>sort lvl 1</text:p>
      <text:p text:style-name="P5">Antidote<text:tab/><text:tab/>100<text:tab/>sort lvl 2</text:p>
      <text:p text:style-name="P6">Potion de peau d'écorce (lvl4)<text:tab/><text:tab/>100<text:tab/>sort lvl 2</text:p>
      <text:p text:style-name="P6">Potion de puissance divine<text:tab/><text:tab/>100<text:tab/>sort lvl 2</text:p>
      <text:p text:style-name="P6">Potion de barrière élémentale mineure<text:tab/><text:tab/>100<text:tab/>sort lvl 2</text:p>
      <text:p text:style-name="P6">Potion d'aide<text:tab/><text:tab/>100<text:tab/>sort lvl 2</text:p>
      <text:p text:style-name="P6">Potion de vocalisation<text:tab/><text:tab/>100<text:tab/>sort lvl 2</text:p>
      <text:p text:style-name="P7">Potion de libération <text:s/>de la voix<text:tab/><text:tab/>100<text:tab/>sort lvl 2</text:p>
      <text:p text:style-name="P7">Potion de chance<text:tab/><text:tab/>100<text:tab/>sort lvl 2</text:p>
      <text:p text:style-name="P7">Potion de baiser de la goule <text:tab/><text:tab/>100<text:tab/>sort lvl 2</text:p>
      <text:p text:style-name="P7">Potion de détection de l'invisibilité<text:tab/><text:tab/>100<text:tab/>sort lvl 2</text:p>
      <text:p text:style-name="P7">Potion de grâce féline<text:tab/><text:tab/>100<text:tab/>sort lvl 2</text:p>
      <text:p text:style-name="P7">Potion de dissipation de la magie<text:tab/><text:tab/>150<text:tab/>sort lvl 3</text:p>
      <text:p text:style-name="P7">Potion d'armure spectrale (lvl6)<text:tab/><text:tab/>150<text:tab/>sort lvl 3</text:p>
      <text:p text:style-name="P7">Potion de baiser du vampire<text:tab/><text:tab/>150<text:tab/>sort lvl 3</text:p>
      <text:p text:style-name="P7">Potion de restauration partielle<text:tab/><text:tab/>150<text:tab/>sort lvl 3</text:p>
      <text:p text:style-name="P7">Potion de délivrance de la malédiction<text:tab/><text:tab/>150<text:tab/>sort lvl 3</text:p>
      <text:p text:style-name="P8">Potion d'isolation<text:tab/>Res électricité 50%<text:tab/>150<text:tab/>sort lvl 3</text:p>
      <text:p text:style-name="P8">Potion d'invisibilité<text:tab/>Invisibilité<text:tab/>250<text:tab/>sort lvl 2</text:p>
      <text:p text:style-name="P8">Potion de résistance au froid<text:tab/>Res froid +50%<text:tab/>250<text:tab/>sort lvl 3</text:p>
      <text:p text:style-name="P8">Potion de liberté<text:tab/>Action libre<text:tab/>250<text:tab/>sort lvl 4</text:p>
      <text:p text:style-name="P8">Élixir de santé<text:tab/>Vire le poison et la maladie et rend 10 pvs<text:tab/>250<text:tab/>sort lvl 4/5</text:p>
      <text:p text:style-name="P8">Potion d'haleine ardente<text:tab/>6D10 mains ardentes<text:tab/>250</text:p>
      <text:p text:style-name="P8">Potion de génie<text:tab/>Int +4<text:tab/>300</text:p>
      <text:p text:style-name="P12">Mémoire en bouteille<text:tab/>Ré-mémorisation sort lvl 2-5<text:tab/>300</text:p>
      <text:p text:style-name="P8">Potion d'agilité<text:tab/>Dextérité 18<text:tab/>300</text:p>
      <text:p text:style-name="P8">Potion de perspicacité<text:tab/>Sagesse 18<text:tab/>300</text:p>
      <text:p text:style-name="P8"><text:span text:style-name="T1">Potion de force géant collines<text:tab/>Force 20<text:tab/>300<text:tab/></text:span><text:span text:style-name="T2">Combattants et moine</text:span></text:p>
      <text:p text:style-name="P8">Potion de force<text:tab/>Force 18<text:tab/>350</text:p>
      <text:p text:style-name="P8"><text:span text:style-name="T1">Potion de perception<text:tab/>Voleur +20%<text:tab/>350<text:tab/></text:span><text:span text:style-name="T2">Voleur</text:span></text:p>
      <text:p text:style-name="P5">Bouteille de Braehg<text:tab/>vire le poison et force +2<text:tab/>350</text:p>
      <text:p text:style-name="P8">Potion de rétro-vision<text:tab/>protection contre la pétrification<text:tab/>400 <text:tab/>sort lvl 1 (rare)</text:p>
      <text:p text:style-name="P8">Potion violette<text:tab/>Force 25, Dex 3, Cons 3<text:tab/>400</text:p>
      <text:p text:style-name="P5">Potion du maître voleur<text:tab/>serrurerie, vol à la tire +40<text:tab/>400<text:tab/><text:span text:style-name="T2">Voleur</text:span></text:p>
      <text:p text:style-name="P8">Potion de résistance au feu<text:tab/>Res feu +50%<text:tab/>450<text:tab/>sort lvl 3</text:p>
      <text:p text:style-name="P12">Potion de bonne fortune<text:tab/>Chance<text:tab/>450<text:tab/>sort niveau 2++</text:p>
      <text:p text:style-name="P8">Potion d'explosion<text:tab/>6D6 sur zone<text:tab/>450<text:tab/>sort lvl 3 lancé lvl 6</text:p>
      <text:p text:style-name="P12">Potion d'invisibilité majeure<text:tab/>Invisibilité majeure<text:tab/>450</text:p>
      <text:p text:style-name="P12">Potion de furie guerrière<text:tab/>Rage et berserking<text:tab/>450</text:p>
      <text:p text:style-name="P8">Potion de grand soins<text:tab/>+27 pvs<text:tab/>450<text:tab/>sort lvl 5</text:p>
      <text:p text:style-name="P8">Huile de feux <text:s/>ardents<text:tab/>5D6 sur zone<text:tab/>500</text:p>
      <text:p text:style-name="P8">Potion de focalisation mentale<text:tab/>Int +3, Dex +3<text:tab/>500</text:p>
      <text:p text:style-name="P12"><text:soft-page-break/>Condensé d'ombre<text:tab/>+CA et discrétion, contrecoup aveuglant<text:tab/>500<text:tab/><text:tab/><text:tab/><text:tab/><text:tab/><text:tab/></text:p>
      <text:p text:style-name="P8">Potion force morale<text:tab/>Constitution 18<text:tab/>500</text:p>
      <text:p text:style-name="P8">Potion <text:s/>rouge<text:tab/>INT 25, Sagesse 3, Force 3, Res aux dégâts magiques 50%<text:tab/>500</text:p>
      <text:p text:style-name="P8">Huile de rapidité<text:tab/>Rapidité<text:tab/>500 </text:p>
      <text:p text:style-name="P8">Potion de statue<text:tab/>Ca fixée à 0, Jds +3, dex -3<text:tab/>500</text:p>
      <text:p text:style-name="P8">Potion de régénération<text:tab/>Régénération 2pvs /round<text:tab/>500</text:p>
      <text:p text:style-name="P8">Potion de force géant pierre<text:tab/>Force 20<text:tab/>500<text:span text:style-name="T1"><text:tab/></text:span><text:span text:style-name="T2">Combattants et moine</text:span></text:p>
      <text:p text:style-name="P8">Potion d'absorption<text:tab/>Res électricité 100%, res contondant 10%<text:tab/>600</text:p>
      <text:p text:style-name="P11">Potion de chair molle<text:tab/>résistance <text:s/>contondant 100%<text:tab/>600</text:p>
      <text:p text:style-name="P12">Tord boyau du sage<text:tab/>+ Toucher, dégâts, CA, critique<text:tab/>650</text:p>
      <text:p text:style-name="P12">Potion de libération des sens<text:tab/>Action libre, dissipation et protection<text:tab/>650</text:p>
      <text:p text:style-name="P8">Potion de soins majeur<text:tab/>+40 pvs<text:tab/>650</text:p>
      <text:p text:style-name="P8">Potion de défense<text:tab/>CA fixée à 0<text:tab/>700</text:p>
      <text:p text:style-name="P15">Huile de la seconde chance<text:tab/>délivrance de la malé + Bénédiction + chance<text:tab/>700</text:p>
      <text:p text:style-name="P8">Potion de clarté<text:tab/>Ordre chaotique<text:tab/>700<text:tab/>sort lvl 5</text:p>
      <text:p text:style-name="P12">Potion de vision totale<text:tab/>Vision véritable<text:tab/>700</text:p>
      <text:p text:style-name="P8">Potion de force géant froid<text:tab/>Force 21<text:tab/>750<text:span text:style-name="T1"><text:tab/></text:span><text:span text:style-name="T2">Combattants et moine</text:span><text:span text:style-name="T3"><text:tab/></text:span></text:p>
      <text:p text:style-name="P8"><text:span text:style-name="T1">Potion d’héroïsme<text:tab/>pvs + 10%, taco +10%<text:tab/>800<text:tab/></text:span><text:span text:style-name="T2">Combattants et moine</text:span></text:p>
      <text:p text:style-name="P13">Potion de réflexion<text:tab/>Renvoi des sorts<text:tab/>800</text:p>
      <text:p text:style-name="P5">Potion de soin suprême<text:tab/>+60 pvs<text:tab/>900</text:p>
      <text:p text:style-name="P13">Mémoire concentrée<text:tab/>Ré-mémorisation 6-9<text:tab/>900</text:p>
      <text:p text:style-name="P8">Potion de force géant feu<text:tab/>Force 22 <text:tab/>1000<text:span text:style-name="T1"><text:tab/></text:span><text:span text:style-name="T2">Combattants et moine</text:span></text:p>
      <text:p text:style-name="P5">Potion de résistance à la magie<text:tab/>Res magie +50%<text:tab/>1000</text:p>
      <text:p text:style-name="P14">Potion de feu continuel<text:tab/>Pulsation de flammes durée doublée<text:tab/>1000</text:p>
      <text:p text:style-name="P12">Huile féerique<text:tab/>Protection arme normales, +CA et jds<text:tab/>1000</text:p>
      <text:p text:style-name="P9"><text:span text:style-name="T1">Potion d'invulnérabilité<text:tab/>CA fixée à 0, jds +5<text:tab/>1200<text:tab/></text:span>Combattants et moine</text:p>
      <text:p text:style-name="P5">Potion de prot contre la magie<text:tab/>Res aux dégâts magiques 50%, jds +20<text:tab/>1250</text:p>
      <text:p text:style-name="P8">Potion de force géant nuage<text:tab/>Force 23<text:tab/>1250<text:span text:style-name="T1"><text:tab/></text:span><text:span text:style-name="T2">Combattants et moine</text:span></text:p>
      <text:p text:style-name="P13">Eau positive<text:tab/>+50 pvs, +10 pvs supp, immu mort et drain<text:tab/>1300</text:p>
      <text:p text:style-name="P8"><text:span text:style-name="T1">Potion de force géant tempête<text:tab/>Force 24<text:tab/>1500<text:tab/></text:span><text:span text:style-name="T2">Combattants et moine</text:span></text:p>
      <text:p text:style-name="P8">Potion de blocage de magie<text:tab/>Désenchantement + Immu sorts lvl 1 à 5<text:tab/>1500 <text:tab/>sort lvl 6 + Désenchantement</text:p>
      <text:p text:style-name="P8">Potion de pouvoir<text:tab/>Voleur +20%, pvs +20%, taco +20%<text:tab/>1700</text:p>
      <text:p text:style-name="P11">Liqueur féerique<text:tab/>Bouclier des fées<text:tab/>1700</text:p>
      <text:p text:style-name="P5">Potion de force de Titan<text:tab/>Force 25<text:tab/>1750</text:p>
      <text:p text:style-name="P10"><text:span text:style-name="T4">Breuvage noir de Tokkètel</text:span><text:tab/>Hâte améliorée 3 tours<text:tab/>2000</text:p>
      <text:p text:style-name="P11">Potion de changement de forme<text:tab/>Changement de forme<text:tab/>2500<text:tab/>sort lvl 9 durée ++</text:p>
      <text:p text:style-name="P3"/>
      <text:p text:style-name="P4">Autre, officiel</text:p>
      <text:p text:style-name="P2"/>
      <text:p text:style-name="P1"/>
      <text:p text:style-name="P1"/>
      <text:p text:style-name="P1">Potion de restauration suprême (tous les pvs !!)<text:tab/>300<text:tab/>unique !</text:p>
      <text:p text:style-name="P1">Potion de transfert d'action (+1 cha, -1 dex)<text:tab/>500<text:tab/>unique !</text:p>
      <text:p text:style-name="P1">Potion de résistance (+5% res contondant)<text:tab/>1000<text:tab/>unique !</text:p>
      <text:p text:style-name="P1">Potion de résistance majeure (+5% res tranchant et perçant)<text:tab/>1500<text:tab/>unique !</text:p>
      <text:p text:style-name="P1">Potion de transfert de force (+1 dex, -1 for)<text:tab/>2000<text:tab/>unique !</text:p>
      <text:p text:style-name="P1">Potion de constitution (+1 con)<text:tab/><text:tab/>2000<text:tab/>unique !</text:p>
      <text:p text:style-name="P1">Potion de résistance à la magie (nom redondant) (+5% rm)<text:tab/>2000<text:tab/>unique !</text:p>
      <text:p text:style-name="P1">Potion d'augmentation d'aura (+1 int, +5% rm)<text:tab/>4000<text:tab/>unique !</text:p>
      <text:p text:style-name="P1">Potion de transfert de vie (+1 for, -1 dex)<text:tab/>4000<text:tab/>unique !</text:p>
      <text:p text:style-name="P1">Potion d'absorption de magie (+10% rm)<text:tab/>4000<text:tab/>unique !</text:p>
      <text:p text:style-name="P1"><text:soft-page-break/>Potion de certitude (sag +1, con -2)<text:tab/>5000<text:tab/>unique !</text:p>
      <text:p text:style-name="P1">Potion de transfert sacré (+2 sagesse, -1 dex)<text:tab/>8000<text:tab/>uniqu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4T08:58:03.99</meta:creation-date>
    <dc:date>2021-10-05T13:30:54.13</dc:date>
    <meta:editing-duration>PT1H50M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3" meta:paragraph-count="99" meta:word-count="916" meta:character-count="5032"/>
  </office:meta>
</office:document-meta>
</file>